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0.053cm"/>
    </style:style>
    <style:style style:name="Table1.C" style:family="table-column">
      <style:table-column-properties style:column-width="0.45cm"/>
    </style:style>
    <style:style style:name="Table1.D" style:family="table-column">
      <style:table-column-properties style:column-width="0.079cm"/>
    </style:style>
    <style:style style:name="Table1.E" style:family="table-column">
      <style:table-column-properties style:column-width="0.767cm"/>
    </style:style>
    <style:style style:name="Table1.F" style:family="table-column">
      <style:table-column-properties style:column-width="0.106cm"/>
    </style:style>
    <style:style style:name="Table1.G" style:family="table-column">
      <style:table-column-properties style:column-width="0.635cm"/>
    </style:style>
    <style:style style:name="Table1.H" style:family="table-column">
      <style:table-column-properties style:column-width="0.132cm"/>
    </style:style>
    <style:style style:name="Table1.I" style:family="table-column">
      <style:table-column-properties style:column-width="3.134cm"/>
    </style:style>
    <style:style style:name="Table1.J" style:family="table-column">
      <style:table-column-properties style:column-width="0.146cm"/>
    </style:style>
    <style:style style:name="Table1.K" style:family="table-column">
      <style:table-column-properties style:column-width="0.661cm"/>
    </style:style>
    <style:style style:name="Table1.L" style:family="table-column">
      <style:table-column-properties style:column-width="6.138cm"/>
    </style:style>
    <style:style style:name="Table1.M" style:family="table-column">
      <style:table-column-properties style:column-width="1.50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1.975cm" fo:margin-top="0cm" fo:margin-bottom="0cm" table:align="margins" style:shadow="none"/>
    </style:style>
    <style:style style:name="Table2.A" style:family="table-column">
      <style:table-column-properties style:column-width="0.654cm" style:rel-column-width="375*"/>
    </style:style>
    <style:style style:name="Table2.B" style:family="table-column">
      <style:table-column-properties style:column-width="11.321cm" style:rel-column-width="6489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1.975cm" fo:margin-top="0cm" fo:margin-bottom="0cm" table:align="margins" style:shadow="none"/>
    </style:style>
    <style:style style:name="Table3.A" style:family="table-column">
      <style:table-column-properties style:column-width="0.704cm" style:rel-column-width="405*"/>
    </style:style>
    <style:style style:name="Table3.B" style:family="table-column">
      <style:table-column-properties style:column-width="11.271cm" style:rel-column-width="6489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6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17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size="9pt" style:font-size-asian="9pt" style:font-name-complex="Tahoma" style:font-size-complex="9pt"/>
    </style:style>
    <style:style style:name="T3" style:family="text">
      <style:text-properties style:font-name="Tahoma" fo:font-size="10pt" style:font-size-asian="10pt" style:font-name-complex="Tahoma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table:number-columns-spanned="12" office:value-type="string">
            <text:p text:style-name="P11">{nama_satker}</text:p>
            <text:p text:style-name="P1">“UNTUK KEADILA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>P-26</text:p>
          </table:table-cell>
        </table:table-row>
        <table:table-row>
          <table:table-cell table:style-name="Table1.A1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4">SURAT KETETAPAN PENGHENTIAN PENUNTUT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3">NOMOR : {no_surat}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3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3" table:number-columns-spanned="2" office:value-type="string">
            <text:p text:style-name="P1">Dasar</text:p>
          </table:table-cell>
          <table:covered-table-cell/>
          <table:table-cell table:style-name="Table1.A1" table:number-rows-spanned="13" table:number-columns-spanned="2" office:value-type="string">
            <text:p text:style-name="P1">:</text:p>
          </table:table-cell>
          <table:covered-table-cell/>
          <table:table-cell table:style-name="Table1.A1" office:value-type="string">
            <text:p text:style-name="P1">1.</text:p>
          </table:table-cell>
          <table:table-cell table:style-name="Table1.A1" table:number-columns-spanned="8" office:value-type="string">
            <text:p text:style-name="P15">Berkas perkara hasil penyidikan dari {isi1} tanggal {isi2} No {isi3} yang dibuat oleh {isi4} {namaJaksa} Pangkat {pangkatJaksa}/ NIP. {nipJaksa} Jabatan {jabatanJaksa} dalam perkara atas nama tersangka {isi5}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rows-spanned="10" office:value-type="string">
            <text:p text:style-name="P1"/>
          </table:table-cell>
          <table:table-cell table:style-name="Table1.A1" table:number-columns-spanned="5" office:value-type="string">
            <text:p text:style-name="P1">Nama Lengkap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nama_tersangka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Tempat Lahir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tempat_lahir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Umur/ Tanggal Lahir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umur} / {tgl_lahir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Jenis Kelamin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jenis_kelamin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Kebangsaan/ Kewarganegaraan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kewarganegaraan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Tempat Tinggal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alamat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Agam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agama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Pekerjaan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pekerjaan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Pendidikan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pendidikan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">Yang disangka melanggar pasal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6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8" office:value-type="string">
            <text:p text:style-name="P15">Berita Acara Pendapat Jaksa Penuntut Umum tanggal {isi7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3.</text:p>
          </table:table-cell>
          <table:table-cell table:style-name="Table1.A1" table:number-columns-spanned="8" office:value-type="string">
            <text:p text:style-name="P15">Persetujuan Jaksa Agung dalam suratnya tanggal {isi8} No. {isi9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8" office:value-type="string">
            <text:p text:style-name="P1">Menimbang</text:p>
          </table:table-cell>
          <table:table-cell table:style-name="Table1.A1" table:number-rows-spanned="8" table:number-columns-spanned="3" office:value-type="string">
            <text:p text:style-name="P1">:</text:p>
          </table:table-cell>
          <table:covered-table-cell/>
          <table:covered-table-cell/>
          <table:table-cell table:style-name="Table1.A1" table:number-rows-spanned="6" table:number-columns-spanned="2" office:value-type="string">
            <text:p text:style-name="P1">a.</text:p>
          </table:table-cell>
          <table:covered-table-cell/>
          <table:table-cell table:style-name="Table1.A1" table:number-columns-spanned="2" office:value-type="string">
            <text:p text:style-name="P1">1)</text:p>
          </table:table-cell>
          <table:covered-table-cell/>
          <table:table-cell table:style-name="Table1.A1" table:number-columns-spanned="5" office:value-type="string">
            <text:p text:style-name="P1">Kasus Posisi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5" office:value-type="string">
            <text:p text:style-name="P1">{isi10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5" office:value-type="string">
            <text:p text:style-name="P1">Pasal yang disangkakan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5" office:value-type="string">
            <text:p text:style-name="P1">{isi6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2)</text:p>
          </table:table-cell>
          <table:covered-table-cell/>
          <table:table-cell table:style-name="Table1.A1" table:number-columns-spanned="5" office:value-type="string">
            <text:p text:style-name="P1">Barang bukti, berupa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5" office:value-type="string">
            <text:p text:style-name="P1">{isi11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">b.</text:p>
          </table:table-cell>
          <table:covered-table-cell/>
          <table:table-cell table:style-name="Table1.A1" table:number-columns-spanned="7" office:value-type="string">
            <text:p text:style-name="P1">Alasan-alasan untuk menghentikan penuntu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7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<text:span text:style-name="T3">[!-- BEGIN Alasan --]</text:span><text:span text:style-name="T1">{nourut}</text:span></text:p>
                </table:table-cell>
                <table:table-cell table:style-name="Table2.A1" office:value-type="string">
                  <text:p text:style-name="P17">{isidetail}</text:p>
                </table:table-cell>
              </table:table-row>
              <table:table-row>
                <table:table-cell table:style-name="Table2.A1" office:value-type="string">
                  <text:p text:style-name="P10">[!-- END Alasan --]</text:p>
                </table:table-cell>
                <table:table-cell table:style-name="Table2.A1" office:value-type="string">
                  <text:p text:style-name="P8"/>
                </table:table-cell>
              </table:table-row>
            </table:table>
            <text:p text:style-name="P1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Mengingat</text:p>
          </table:table-cell>
          <table:table-cell table:style-name="Table1.A1" table:number-rows-spanned="2" table:number-columns-spanned="3" office:value-type="string">
            <text:p text:style-name="P1">:</text:p>
          </table:table-cell>
          <table:covered-table-cell/>
          <table:covered-table-cell/>
          <table:table-cell table:style-name="Table1.A1" table:number-columns-spanned="2" office:value-type="string">
            <text:p text:style-name="P6"><text:span text:style-name="T2">[!-- BEGIN Pasal --]</text:span><text:span text:style-name="T1">{nourut}</text:span></text:p>
          </table:table-cell>
          <table:covered-table-cell/>
          <table:table-cell table:style-name="Table1.A1" table:number-columns-spanned="7" office:value-type="string">
            <text:p text:style-name="P17">{isidetail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[!-- END Pasal --]</text:p>
          </table:table-cell>
          <table:covered-table-cell/>
          <table:table-cell table:style-name="Table1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6"/>
            <text:p text:style-name="P16">MENETAPKAN :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7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rows-spanned="2" table:number-columns-spanned="3" office:value-type="string">
            <text:p text:style-name="P1">1.</text:p>
          </table:table-cell>
          <table:covered-table-cell/>
          <table:covered-table-cell/>
          <table:table-cell table:style-name="Table1.A1" table:number-columns-spanned="7" office:value-type="string">
            <text:p text:style-name="P1">Menghentikan penuntutan perkara pidana atas nama tersangka {isi5} karen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7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"><text:span text:style-name="T2">[!-- BEGIN Alasan --]</text:span><text:span text:style-name="T1">{nourut}</text:span></text:p>
                </table:table-cell>
                <table:table-cell table:style-name="Table3.A1" office:value-type="string">
                  <text:p text:style-name="P17">{isidetail}</text:p>
                </table:table-cell>
              </table:table-row>
              <table:table-row>
                <table:table-cell table:style-name="Table3.A1" office:value-type="string">
                  <text:p text:style-name="P9">[!-- END Alasan --]</text:p>
                </table:table-cell>
                <table:table-cell table:style-name="Table3.A1" office:value-type="string">
                  <text:p text:style-name="P8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">2.</text:p>
          </table:table-cell>
          <table:covered-table-cell/>
          <table:covered-table-cell/>
          <table:table-cell table:style-name="Table1.A1" table:number-columns-spanned="7" office:value-type="string">
            <text:p text:style-name="P1">Benda sitaan/barang bukti berupa {isi11} {isi12} Register Bukti No {isi13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1">3.</text:p>
          </table:table-cell>
          <table:covered-table-cell/>
          <table:covered-table-cell/>
          <table:table-cell table:style-name="Table1.A1" table:number-columns-spanned="7" office:value-type="string">
            <text:p text:style-name="P1">Surat Ketetapan ini dapat dicabut kembali apabil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table:number-columns-spanned="6" office:value-type="string">
            <text:p text:style-name="P1">Dikemudian hari terdapat alasan baru yang diperoleh Penyidik/ Penuntut Umum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-</text:p>
          </table:table-cell>
          <table:table-cell table:style-name="Table1.A1" table:number-columns-spanned="6" office:value-type="string">
            <text:p text:style-name="P1">Ada putusan pra peradilan/ telah mendapat putusan akhir dari Pengadilan Tinggi yang menyatakan penghentian penuntutan tidak sah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">4.</text:p>
          </table:table-cell>
          <table:covered-table-cell/>
          <table:covered-table-cell/>
          <table:table-cell table:style-name="Table1.A1" table:number-columns-spanned="7" office:value-type="string">
            <text:p text:style-name="P1">Turunan dari Surat Ketetapan ini diberikan kepada yang bersangkutan untuk dipergunakan sebagaimana mestiny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">Dikeluarkan di : {lokasi_surat}</text:p>
            <text:p text:style-name="P1">Pada tanggal <text:s text:c="2"/>: {tgl_surat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table:number-columns-spanned="9" office:value-type="string">
            <text:p text:style-name="P1"/>
            <text:p text:style-name="P1"/>
            <text:p text:style-name="P1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2">KEPALA {nama_satke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"/>
            <text:p text:style-name="P1"><text:soft-page-break/></text:p>
            <text:p text:style-name="P1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2">{nama_ttd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2">{pangkat_ttd}/ NIP. {nip_ttd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5">Turunan :</text:p>
            <text:p text:style-name="P5">[!-- BEGIN turunan --]{isiTurunan}</text:p>
            <text:p text:style-name="P1">[!-- END turun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5">Tembusan :</text:p>
            <text:p text:style-name="P5">[!-- BEGIN tembusan --]{isiTembusan}</text:p>
            <text:p text:style-name="P1">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14T20:21:46.93</dc:date>
    <meta:editing-cycles>36</meta:editing-cycles>
    <meta:editing-duration>PT11H24M50S</meta:editing-duration>
    <meta:document-statistic meta:table-count="3" meta:image-count="0" meta:object-count="0" meta:page-count="3" meta:paragraph-count="92" meta:word-count="273" meta:character-count="1841"/>
    <meta:template xlink:type="simple" xlink:actuate="onRequest" xlink:title="" xlink:href="Normal.dotm"/>
  </office:meta>
</office:document-meta>
</file>